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4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fffbcc" fo:border="0.74pt solid #000000"/>
    </style:style>
    <style:style style:name="ce3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bcc" fo:border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bcc" style:text-align-source="fix" style:repeat-content="false" fo:border="0.74pt solid #000000"/>
      <style:paragraph-properties fo:text-align="end" fo:margin-left="0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bcc"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 style:data-style-name="N5">
      <style:table-cell-properties fo:background-color="#fffbcc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 style:data-style-name="N5">
      <style:table-cell-properties fo:background-color="#fffbcc" fo:border="0.74pt solid #000000"/>
    </style:style>
    <style:style style:name="ce10" style:family="table-cell" style:parent-style-name="Default" style:data-style-name="N5"/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3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3" office:value-type="string" calcext:value-type="string">
            <text:p>Ref Conrad</text:p>
          </table:table-cell>
          <table:table-cell table:style-name="ce8" office:value-type="string" calcext:value-type="string">
            <text:p>Coût TTC</text:p>
          </table:table-cell>
          <table:table-cell table:style-name="ce1" office:value-type="string" calcext:value-type="string">
            <text:p>Qte</text:p>
          </table:table-cell>
          <table:table-cell table:style-name="ce1" office:value-type="string" calcext:value-type="string">
            <text:p>Total TTC</text:p>
          </table:table-cell>
          <table:table-cell table:style-name="ce11" table:number-columns-repeated="1018"/>
        </table:table-row>
        <table:table-row table:style-name="ro1">
          <table:table-cell table:style-name="ce2" office:value-type="string" calcext:value-type="string">
            <text:p>Boîtier mural 19" Digitus DN-19 12-U-EC DN-19 12-U-EC</text:p>
          </table:table-cell>
          <table:table-cell table:style-name="ce4" office:value-type="float" office:value="1389741" calcext:value-type="float">
            <text:p>1389741</text:p>
          </table:table-cell>
          <table:table-cell table:style-name="ce9" office:value-type="float" office:value="134" calcext:value-type="float">
            <text:p>134,0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C2]*[.D2]"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ssis de montage pour 2 disques durs ou SSD 2.5"</text:p>
          </table:table-cell>
          <table:table-cell table:style-name="ce5" office:value-type="string" calcext:value-type="string">
            <text:p><text:span text:style-name="T1">1077817</text:span></text:p>
          </table:table-cell>
          <table:table-cell table:style-name="ce9" office:value-type="float" office:value="6.99" calcext:value-type="float">
            <text:p>6,99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C3]*[.D3]" office:value-type="float" office:value="6.99" calcext:value-type="float">
            <text:p>6,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que de sol Intellinet 712507 2 UH 19 pouces</text:p>
          </table:table-cell>
          <table:table-cell table:style-name="ce4" office:value-type="float" office:value="1337041" calcext:value-type="float">
            <text:p>1337041</text:p>
          </table:table-cell>
          <table:table-cell table:style-name="ce9" office:value-type="float" office:value="22.99" calcext:value-type="float">
            <text:p>22,99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C4]*[.D4]" office:value-type="float" office:value="68.97" calcext:value-type="float">
            <text:p>68,9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t d'écrous EFB Elektronik 691100 691100</text:p>
          </table:table-cell>
          <table:table-cell table:style-name="ce4" office:value-type="float" office:value="1054774" calcext:value-type="float">
            <text:p>1054774</text:p>
          </table:table-cell>
          <table:table-cell table:style-name="ce9" office:value-type="float" office:value="14.49" calcext:value-type="float">
            <text:p>14,49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C5]*[.D5]" office:value-type="float" office:value="14.49" calcext:value-type="float">
            <text:p>14,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llonge Delock USB 3.0 – 5.00 m</text:p>
          </table:table-cell>
          <table:table-cell table:style-name="ce4" office:value-type="float" office:value="649883" calcext:value-type="float">
            <text:p>649883</text:p>
          </table:table-cell>
          <table:table-cell table:style-name="ce9" office:value-type="float" office:value="23.99" calcext:value-type="float">
            <text:p>23,99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C6]*[.D6]" office:value-type="float" office:value="47.98" calcext:value-type="float">
            <text:p>47,9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ub USB 3.0 Renkforce RF-3984134 4 ports</text:p>
          </table:table-cell>
          <table:table-cell table:style-name="ce4" office:value-type="float" office:value="1992067" calcext:value-type="float">
            <text:p>1992067</text:p>
          </table:table-cell>
          <table:table-cell table:style-name="ce9" office:value-type="float" office:value="53.99" calcext:value-type="float">
            <text:p>53,99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C7]*[.D7]" office:value-type="float" office:value="53.99" calcext:value-type="float">
            <text:p>53,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âble de raccordement HDMI Cordial CHDMI 5 noir 5.00 m</text:p>
          </table:table-cell>
          <table:table-cell table:style-name="ce4" office:value-type="float" office:value="1543580" calcext:value-type="float">
            <text:p>1543580</text:p>
          </table:table-cell>
          <table:table-cell table:style-name="ce9" office:value-type="float" office:value="20.99" calcext:value-type="float">
            <text:p>20,99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C8]*[.D8]" office:value-type="float" office:value="20.99" calcext:value-type="float">
            <text:p>20,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uton-poussoir </text:p>
          </table:table-cell>
          <table:table-cell table:style-name="ce6" office:value-type="float" office:value="701274" calcext:value-type="float">
            <text:p>701274</text:p>
          </table:table-cell>
          <table:table-cell table:style-name="ce9" office:value-type="float" office:value="5.09" calcext:value-type="float">
            <text:p>5,09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[.C9]*[.D9]" office:value-type="float" office:value="20.36" calcext:value-type="float">
            <text:p>20,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pport de LED pour LED 3 mm fixation à vis</text:p>
          </table:table-cell>
          <table:table-cell table:style-name="ce6" office:value-type="float" office:value="183313" calcext:value-type="float">
            <text:p>183313</text:p>
          </table:table-cell>
          <table:table-cell table:style-name="ce9" office:value-type="float" office:value="1.97" calcext:value-type="float">
            <text:p>1,97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[.C10]*[.D10]" office:value-type="float" office:value="7.88" calcext:value-type="float">
            <text:p>7,88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1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1" office:value-type="string" calcext:value-type="string">
            <text:p>Total</text:p>
          </table:table-cell>
          <table:table-cell table:style-name="ce2" table:formula="of:=SUM([.E2:.E11])" office:value-type="float" office:value="375.65" calcext:value-type="float">
            <text:p>375,65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text:p><text:span text:style-name="MT1">Ordinateur du garage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48:29.522138953</meta:creation-date>
    <dc:date>2020-05-08T17:04:55.736509569</dc:date>
    <meta:editing-duration>PT16M6S</meta:editing-duration>
    <meta:editing-cycles>2</meta:editing-cycles>
    <meta:generator>LibreOffice/6.0.7.3$Linux_X86_64 LibreOffice_project/00m0$Build-3</meta:generator>
    <meta:print-date>2020-05-08T16:42:20.997747171</meta:print-date>
    <meta:document-statistic meta:table-count="1" meta:cell-count="52" meta:object-count="0"/>
  </office:meta>
</office:document-meta>
</file>